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24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24.0pt"/>
    </style:style>
    <style:style style:name="P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24.0pt"/>
    </style:style>
    <style:style style:name="P4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" fo:font-size="24.0pt"/>
    </style:style>
    <style:style style:name="P5" style:family="paragraph" style:parent-style-name="Standard">
      <style:paragraph-properties fo:margin-left="2.0000in" fo:text-indent="-2.0000in">
        <style:tab-stops>
          <style:tab-stop style:position="1.6528in"/>
          <style:tab-stop style:position="2.0000in"/>
        </style:tab-stops>
      </style:paragraph-properties>
      <style:text-properties style:font-name="Times" fo:font-size="24.0pt"/>
    </style:style>
    <style:style style:name="P6" style:family="paragraph" style:parent-style-name="Standard">
      <style:paragraph-properties fo:margin-left="2.0000in" fo:text-indent="-2.0000in">
        <style:tab-stops>
          <style:tab-stop style:position="1.6528in"/>
          <style:tab-stop style:position="2.0000in"/>
        </style:tab-stops>
      </style:paragraph-properties>
      <style:text-properties style:font-name="Times" fo:font-size="24.0pt" fo:color="#ff8000"/>
    </style:style>
    <style:style style:name="P7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24.0pt" fo:color="#ff8000"/>
    </style:style>
    <style:style style:name="P8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" fo:font-size="24.0pt" fo:color="#ff8000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24.0pt" fo:color="#ff8000"/>
    </style:style>
    <style:style style:name="P10" style:family="paragraph" style:parent-style-name="Standard">
      <style:paragraph-properties fo:margin-left="2.5000in" fo:text-indent="-2.5000in">
        <style:tab-stops>
          <style:tab-stop style:position="2.1528in"/>
          <style:tab-stop style:position="2.5000in"/>
        </style:tab-stops>
      </style:paragraph-properties>
      <style:text-properties style:font-name="Times" fo:font-size="24.0pt"/>
    </style:style>
    <style:style style:name="P11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7874in"/>
        </style:tab-stops>
      </style:paragraph-properties>
      <style:text-properties style:font-name="Times" fo:font-size="24.0pt"/>
    </style:style>
    <style:style style:name="P12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  <style:tab-stop style:position="1.1811in"/>
        </style:tab-stops>
      </style:paragraph-properties>
      <style:text-properties style:font-name="Times" fo:font-size="24.0pt"/>
    </style:style>
    <style:style style:name="P13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  <style:tab-stop style:position="1.5748in"/>
          <style:tab-stop style:position="1.9685in"/>
        </style:tab-stops>
      </style:paragraph-properties>
      <style:text-properties style:font-name="Times" fo:font-size="24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0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.00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</text:list-style>
  </office:automatic-styles>
  <office:body>
    <office:text>
      <text:p text:style-name="P1">Survey App Test Plan</text:p>
      <text:p text:style-name="P1"/>
      <text:list text:style-name="L1">
        <text:list-item>
          <text:p text:style-name="P2">All pages<text:line-break/>Test these on every page</text:p>
          <text:list>
            <text:list-item>
              <text:p text:style-name="P3">Header</text:p>
              <text:list>
                <text:list-item>
                  <text:p text:style-name="P4">logo</text:p>
                  <text:list>
                    <text:list-item>
                      <text:p text:style-name="P5">confirm logo shown properly</text:p>
                    </text:list-item>
                    <text:list-item>
                      <text:p text:style-name="P6">change logo in img dir; confirm new one shows</text:p>
                    </text:list-item>
                  </text:list>
                </text:list-item>
                <text:list-item>
                  <text:p text:style-name="P4">language</text:p>
                  <text:list>
                    <text:list-item>
                      <text:p text:style-name="P5">confirm language options shown properly</text:p>
                    </text:list-item>
                    <text:list-item>
                      <text:p text:style-name="P5">change language: confirm page changes</text:p>
                    </text:list-item>
                  </text:list>
                </text:list-item>
              </text:list>
            </text:list-item>
            <text:list-item>
              <text:p text:style-name="P3">Data entry</text:p>
              <text:list>
                <text:list-item>
                  <text:p text:style-name="P4">make sure data is checked to match formatting: <text:s/>numbers only take numbers, dates only take dates, etc.</text:p>
                </text:list-item>
                <text:list-item>
                  <text:p text:style-name="P4">use date pickers for dates</text:p>
                </text:list-item>
                <text:list-item>
                  <text:p text:style-name="P4">make sure required fields show an error if next is pressed and they are not filled out</text:p>
                </text:list-item>
                <text:list-item>
                  <text:p text:style-name="P4">make sure optional fields are not required</text:p>
                </text:list-item>
                <text:list-item>
                  <text:p text:style-name="P4">Check that dependent-required fields are required only when necessary. <text:s/>For example, “Other” field is not required unless “other” checkbox is marked</text:p>
                </text:list-item>
              </text:list>
            </text:list-item>
          </text:list>
        </text:list-item>
        <text:list-item>
          <text:p text:style-name="P2">About <text:s/>Page</text:p>
          <text:list>
            <text:list-item>
              <text:p text:style-name="P3">config</text:p>
              <text:list>
                <text:list-item>
                  <text:p text:style-name="P4">set about_info file to empty in config file: <text:s/>about page not shown; go directly to requirements.</text:p>
                </text:list-item>
                <text:list-item>
                  <text:p text:style-name="P4">set about_info file to existing file: <text:s/>info shows</text:p>
                </text:list-item>
              </text:list>
            </text:list-item>
            <text:list-item>
              <text:p text:style-name="P3">UI</text:p>
              <text:list>
                <text:list-item>
                  <text:p text:style-name="P4">make sure UI has header, body text, Start button</text:p>
                </text:list-item>
              </text:list>
            </text:list-item>
            <text:list-item>
              <text:p text:style-name="P3">verify about page is first to show</text:p>
            </text:list-item>
            <text:list-item>
              <text:p text:style-name="P3">change content in about file: <text:s/>confirm it is sown</text:p>
            </text:list-item>
            <text:list-item>
              <text:p text:style-name="P7">add acceptable html: shown properly</text:p>
            </text:list-item>
            <text:list-item>
              <text:p text:style-name="P7">add unacceptable html: shown as raw html (or stripped)</text:p>
            </text:list-item>
          </text:list>
        </text:list-item>
        <text:list-item>
          <text:p text:style-name="P2">Requirements Page</text:p>
          <text:list>
            <text:list-item>
              <text:p text:style-name="P3">UI</text:p>
              <text:list>
                <text:list-item>
                  <text:p text:style-name="P4">make sure UI has header, body text, Continue button</text:p>
                </text:list-item>
              </text:list>
            </text:list-item>
            <text:list-item>
              <text:p text:style-name="P3">content</text:p>
              <text:list>
                <text:list-item>
                  <text:p text:style-name="P4">Put acceptable html in file: data shows</text:p>
                </text:list-item>
                <text:list-item>
                  <text:p text:style-name="P4">Put unacceptable html in file: bad html shown raw (or stripped)</text:p>
                </text:list-item>
              </text:list>
            </text:list-item>
            <text:list-item>
              <text:p text:style-name="P3">acceptance</text:p>
              <text:list>
                <text:list-item>
                  <text:p text:style-name="P4">do not click acceptance checkbox: start button not available</text:p>
                </text:list-item>
                <text:list-item>
                  <text:p text:style-name="P4">turn on checkbox: Start button enabled</text:p>
                </text:list-item>
              </text:list>
            </text:list-item>
            <text:list-item>
              <text:p text:style-name="P3">press continue button</text:p>
              <text:list>
                <text:list-item>
                  <text:p text:style-name="P8">Confirm a new record is made in survey table when Continue button is pressed</text:p>
                </text:list-item>
                <text:list-item>
                  <text:p text:style-name="P4">goes to Household Information page</text:p>
                </text:list-item>
              </text:list>
            </text:list-item>
          </text:list>
        </text:list-item>
        <text:list-item>
          <text:p text:style-name="P2">Household Information List</text:p>
          <text:list>
            <text:list-item>
              <text:p text:style-name="P3">UI</text:p>
              <text:list>
                <text:list-item>
                  <text:p text:style-name="P4">Make sure UI has header, body questions, Cancel and Next buttons</text:p>
                </text:list-item>
                <text:list-item>
                  <text:p text:style-name="P4">Make sure there are no other buttons <text:s/>(no previous)</text:p>
                </text:list-item>
              </text:list>
            </text:list-item>
            <text:list-item>
              <text:p text:style-name="P3">Body</text:p>
              <text:list>
                <text:list-item>
                  <text:p text:style-name="P8">Make sure the fields listed in gccsa_ui_pages_v3 are all shown, and match the data entry test requirement in the General section.</text:p>
                </text:list-item>
              </text:list>
            </text:list-item>
            <text:list-item>
              <text:p text:style-name="P3">Buttons</text:p>
              <text:list>
                <text:list-item>
                  <text:p text:style-name="P8">make sure there is a cancel button</text:p>
                </text:list-item>
                <text:list-item>
                  <text:p text:style-name="P4">verify that next goes to the member list</text:p>
                  <text:list>
                    <text:list-item>
                      <text:p text:style-name="P5">if there are no members listed, confirm the add member dialog comes up automatically so that the head of household info can be collected</text:p>
                    </text:list-item>
                    <text:list-item>
                      <text:p text:style-name="P5">If there are members in already then add member does not automatically come u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Household Member List</text:p>
          <text:list>
            <text:list-item>
              <text:p text:style-name="P3">UI</text:p>
              <text:list>
                <text:list-item>
                  <text:p text:style-name="P4">Verify header is accurate</text:p>
                </text:list-item>
                <text:list-item>
                  <text:p text:style-name="P4">Verify user name, birth date SSN shows</text:p>
                  <text:list>
                    <text:list-item>
                      <text:p text:style-name="P5">SSN should only show last 4, something like XXX-XX-3423</text:p>
                    </text:list-item>
                  </text:list>
                </text:list-item>
                <text:list-item>
                  <text:p text:style-name="P4">Confirm Delete button is not available for head of household</text:p>
                </text:list-item>
                <text:list-item>
                  <text:p text:style-name="P4">Confirm delete button is available for other members</text:p>
                  <text:list>
                    <text:list-item>
                      <text:p text:style-name="P5">delete member</text:p>
                      <text:list>
                        <text:list-item>
                          <text:p text:style-name="P10">verify it is not on list</text:p>
                        </text:list-item>
                        <text:list-item>
                          <text:p text:style-name="P10">verify detail info is not collected for the member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uttons</text:p>
              <text:list>
                <text:list-item>
                  <text:p text:style-name="P4">Confirm there is a back button</text:p>
                </text:list-item>
                <text:list-item>
                  <text:p text:style-name="P4">Confirm there is a Done button, which goes to first member demographics page</text:p>
                </text:list-item>
              </text:list>
            </text:list-item>
            <text:list-item>
              <text:p text:style-name="P3">Member Demographics Page</text:p>
              <text:list>
                <text:list-item>
                  <text:p text:style-name="P4">UI</text:p>
                  <text:list>
                    <text:list-item>
                      <text:p text:style-name="P5">verify header </text:p>
                    </text:list-item>
                    <text:list-item>
                      <text:p text:style-name="P5">verify each item listed in gccsa_ui_pages_v3 pdf for demographics is shown</text:p>
                    </text:list-item>
                    <text:list-item>
                      <text:p text:style-name="P5">make sure controls follow the tests listed in the general sections</text:p>
                    </text:list-item>
                  </text:list>
                </text:list-item>
                <text:list-item>
                  <text:p text:style-name="P4">Members</text:p>
                  <text:list>
                    <text:list-item>
                      <text:p text:style-name="P5">Make sure data is collected for each member</text:p>
                    </text:list-item>
                    <text:list-item>
                      <text:p text:style-name="P6">Go back and add a member; make sure data is collected for the new member</text:p>
                    </text:list-item>
                    <text:list-item>
                      <text:p text:style-name="P5">Go back and delete a member; make sure data is not collected for this member</text:p>
                    </text:list-item>
                  </text:list>
                </text:list-item>
                <text:list-item>
                  <text:p text:style-name="P4">Buttons</text:p>
                  <text:list>
                    <text:list-item>
                      <text:p text:style-name="P5">Make sure prev goes back</text:p>
                    </text:list-item>
                    <text:list-item>
                      <text:p text:style-name="P5">Make sure next advances, but only if all member info is complete</text:p>
                    </text:list-item>
                  </text:list>
                </text:list-item>
              </text:list>
            </text:list-item>
            <text:list-item>
              <text:p text:style-name="P3">GCCSA contact information</text:p>
              <text:list>
                <text:list-item>
                  <text:p text:style-name="P4">UI</text:p>
                  <text:list>
                    <text:list-item>
                      <text:p text:style-name="P5">verify header</text:p>
                    </text:list-item>
                    <text:list-item>
                      <text:p text:style-name="P5">Body </text:p>
                      <text:list>
                        <text:list-item>
                          <text:p text:style-name="P10">verify each item listed in gccsa_ui_pages_v3 pdf for the section is shown</text:p>
                        </text:list-item>
                      </text:list>
                    </text:list-item>
                  </text:list>
                </text:list-item>
                <text:list-item>
                  <text:p text:style-name="P4">Buttons</text:p>
                  <text:list>
                    <text:list-item>
                      <text:p text:style-name="P5">Make sure previous works</text:p>
                    </text:list-item>
                    <text:list-item>
                      <text:p text:style-name="P5">Make sure next goes to upload docs option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Upload Docs</text:p>
          <text:list>
            <text:list-item>
              <text:p text:style-name="P12">UI</text:p>
              <text:list>
                <text:list-item>
                  <text:p text:style-name="P13">verify header</text:p>
                </text:list-item>
                <text:list-item>
                  <text:p text:style-name="P13">verify description field available</text:p>
                </text:list-item>
                <text:list-item>
                  <text:p text:style-name="P13">verify there is a file choice button</text:p>
                </text:list-item>
                <text:list-item>
                  <text:p text:style-name="P13">verify upload doc button</text:p>
                </text:list-item>
              </text:list>
            </text:list-item>
            <text:list-item>
              <text:p text:style-name="P12">Confirm uploading doc works</text:p>
            </text:list-item>
            <text:list-item>
              <text:p text:style-name="P12">Try large doc—fails</text:p>
            </text:list-item>
          </text:list>
        </text:list-item>
        <text:list-item>
          <text:p text:style-name="P11">Confirm submitted</text:p>
          <text:list>
            <text:list-item>
              <text:p text:style-name="P12">UI</text:p>
              <text:list>
                <text:list-item>
                  <text:p text:style-name="P13">verify header</text:p>
                </text:list-item>
                <text:list-item>
                  <text:p text:style-name="P13">verify checkboxes</text:p>
                </text:list-item>
                <text:list-item>
                  <text:p text:style-name="P13">verify pdf is fully viewable</text:p>
                </text:list-item>
              </text:list>
            </text:list-item>
            <text:list-item>
              <text:p text:style-name="P12">buttons</text:p>
              <text:list>
                <text:list-item>
                  <text:p text:style-name="P13">confirm previous is available</text:p>
                </text:list-item>
                <text:list-item>
                  <text:p text:style-name="P13">confirm Submit is disabled until all checkboxes flagged</text:p>
                </text:list-item>
              </text:list>
            </text:list-item>
            <text:list-item>
              <text:p text:style-name="P12">Submit creates zip, with all supporting docs and pdf, then sends</text:p>
              <text:list>
                <text:list-item>
                  <text:p text:style-name="P13">confirm zip is encrypted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</office:meta>
</office:document-meta>
</file>